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Linux Package Management</text:title></text:p>
      <text:p text:style-name="OrgTitle"/>
      <text:p text:style-name="OrgSubtitle"><text:initial-creator>Kiran</text:initial-creator></text:p>
      <text:p text:style-name="OrgSubtitle"/>
      <text:table-of-content text:style-name="OrgIndexSection" text:protected="true" text:name="Table of Contents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4a66cea">Linux Package Management</text:a></text:p>
          <text:p text:style-name="Contents_20_2"><text:a xlink:type="simple" xlink:href="#org7b95a40">What is a Package?</text:a></text:p>
          <text:p text:style-name="Contents_20_2"><text:a xlink:type="simple" xlink:href="#org011a184">Debian Package Management.</text:a></text:p>
          <text:p text:style-name="Contents_20_2"><text:a xlink:type="simple" xlink:href="#org1ccc546">Redhat Package Management</text:a></text:p>
          <text:p text:style-name="Contents_20_2"><text:a xlink:type="simple" xlink:href="#orgb675303">Conclusion</text:a></text:p>
        </text:index-body>
      </text:table-of-content>
      <text:h text:style-name="Heading_20_1_unnumbered" text:outline-level="1" text:is-list-header="true">
<text:bookmark-start text:name="OrgXref.org4a66cea"/>
<text:bookmark text:name="org4a66cea"/>Linux Package Management
<text:bookmark-end text:name="OrgXref.org4a66cea"/></text:h>
      <text:h text:style-name="Heading_20_2_unnumbered" text:outline-level="2" text:is-list-header="true">
<text:bookmark-start text:name="OrgXref.org7b95a40"/>
<text:bookmark text:name="org7b95a40"/>What is a Package?
<text:bookmark-end text:name="OrgXref.org7b95a40"/></text:h>
      <text:p text:style-name="Text_20_body">A Package is a piece of software that can be installed on an *nix-like
Operating system.
</text:p>
      <text:p text:style-name="Text_20_body">There are various ways to install packages in
GNU/Linux distributions. 
</text:p>
      <text:p text:style-name="Text_20_body">Each family of Linux Operating systems (such as Debian, Fedora/Redhat,
Slackware) has a different mechanism for installing and managing
packages.
</text:p>
      <text:p text:style-name="Text_20_body">Some examples of software packages:
</text:p>
      <text:list text:style-name="OrgBulletedList" text:continue-numbering="false">
        <text:list-item>
          <text:p text:style-name="Text_20_body">firefox
</text:p>
        </text:list-item>
        <text:list-item>
          <text:p text:style-name="Text_20_body">git
</text:p>
        </text:list-item>
        <text:list-item>
          <text:p text:style-name="Text_20_body">vim
</text:p>
        </text:list-item>
        <text:list-item>
          <text:p text:style-name="Text_20_body">tree
</text:p>
        </text:list-item>
        <text:list-item>
          <text:p text:style-name="Text_20_body">disk utilities
</text:p>
        </text:list-item>
      </text:list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Family</text:p>
              </table:table-cell>
              <table:table-cell table:style-name="OrgTblCellTB">
                <text:p text:style-name="OrgTableHeadingLeft">Package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Debian</text:p>
              </table:table-cell>
              <table:table-cell table:style-name="OrgTblCellT">
                <text:p text:style-name="OrgTableContentsLeft">dpkg, apt-get, apt</text:p>
              </table:table-cell>
            </table:table-row>
            <table:table-row>
              <table:table-cell table:style-name="OrgTblCell">
                <text:p text:style-name="OrgTableContentsLeft">Redhat</text:p>
              </table:table-cell>
              <table:table-cell table:style-name="OrgTblCell">
                <text:p text:style-name="OrgTableContentsLeft">rpm, dnf, yum</text:p>
              </table:table-cell>
            </table:table-row>
            <table:table-row>
              <table:table-cell table:style-name="OrgTblCell">
                <text:p text:style-name="OrgTableContentsLeft">Slackware</text:p>
              </table:table-cell>
              <table:table-cell table:style-name="OrgTblCell">
                <text:p text:style-name="OrgTableContentsLeft">pkgtools, slackpkg</text:p>
              </table:table-cell>
            </table:table-row>
            <table:table-row>
              <table:table-cell table:style-name="OrgTblCell">
                <text:p text:style-name="OrgTableContentsLeft">Alpine</text:p>
              </table:table-cell>
              <table:table-cell table:style-name="OrgTblCell">
                <text:p text:style-name="OrgTableContentsLeft">apk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p text:style-name="Text_20_body">Some popular distributions or Operating systems of Debian and Redhat Families
</text:p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Debian</text:p>
              </table:table-cell>
              <table:table-cell table:style-name="OrgTblCellTB">
                <text:p text:style-name="OrgTableHeadingRight">Latest Version</text:p>
              </table:table-cell>
              <table:table-cell table:style-name="OrgTblCellTB">
                <text:p text:style-name="OrgTableHeadingLeft">Redhat</text:p>
              </table:table-cell>
              <table:table-cell table:style-name="OrgTblCellTB">
                <text:p text:style-name="OrgTableHeadingRight">Latest Version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Debian</text:p>
              </table:table-cell>
              <table:table-cell table:style-name="OrgTblCellT">
                <text:p text:style-name="OrgTableContentsRight">10 (buster)</text:p>
              </table:table-cell>
              <table:table-cell table:style-name="OrgTblCellT">
                <text:p text:style-name="OrgTableContentsLeft">Redhat Enterprise Linux</text:p>
              </table:table-cell>
              <table:table-cell table:style-name="OrgTblCellT">
                <text:p text:style-name="OrgTableContentsRight">8.4</text:p>
              </table:table-cell>
            </table:table-row>
            <table:table-row>
              <table:table-cell table:style-name="OrgTblCell">
                <text:p text:style-name="OrgTableContentsLeft">Ubuntu</text:p>
              </table:table-cell>
              <table:table-cell table:style-name="OrgTblCell">
                <text:p text:style-name="OrgTableContentsRight">21.04</text:p>
              </table:table-cell>
              <table:table-cell table:style-name="OrgTblCell">
                <text:p text:style-name="OrgTableContentsLeft">Amazon Linux</text:p>
              </table:table-cell>
              <table:table-cell table:style-name="OrgTblCell">
                <text:p text:style-name="OrgTableContentsRight">same as RHEL</text:p>
              </table:table-cell>
            </table:table-row>
            <table:table-row>
              <table:table-cell table:style-name="OrgTblCell">
                <text:p text:style-name="OrgTableContentsLeft">Linux Mint</text:p>
              </table:table-cell>
              <table:table-cell table:style-name="OrgTblCell">
                <text:p text:style-name="OrgTableContentsRight">20.1</text:p>
              </table:table-cell>
              <table:table-cell table:style-name="OrgTblCell">
                <text:p text:style-name="OrgTableContentsLeft">CentOS</text:p>
              </table:table-cell>
              <table:table-cell table:style-name="OrgTblCell">
                <text:p text:style-name="OrgTableContentsRight">8.4</text:p>
              </table:table-cell>
            </table:table-row>
            <table:table-row>
              <table:table-cell table:style-name="OrgTblCellB">
                <text:p text:style-name="OrgTableContentsLeft">Kali Linux</text:p>
              </table:table-cell>
              <table:table-cell table:style-name="OrgTblCellB">
                <text:p text:style-name="OrgTableContentsRight">2021.2</text:p>
              </table:table-cell>
              <table:table-cell table:style-name="OrgTblCellB">
                <text:p text:style-name="OrgTableContentsLeft">Fedora</text:p>
              </table:table-cell>
              <table:table-cell table:style-name="OrgTblCellB">
                <text:p text:style-name="OrgTableContentsRight">32</text:p>
              </table:table-cell>
            </table:table-row>
          </table:table-rows>
        </table:table>
      </text:section>
      <text:p text:style-name="Text_20_body">Note: The versions are as of 1st June 2021.
</text:p>
      <text:p text:style-name="Text_20_body">There are three main ways of installing a package:
</text:p>
      <text:list text:style-name="OrgNumberedList" text:continue-numbering="false">
        <text:list-item>
          <text:p text:style-name="Text_20_body">From Software Repositories
</text:p>
        </text:list-item>
        <text:list-item>
          <text:p text:style-name="Text_20_body">Downloading the binary (executable)
</text:p>
        </text:list-item>
        <text:list-item>
          <text:p text:style-name="Text_20_body">Compiling(build) and installing
</text:p>
        </text:list-item>
      </text:list>
      <text:h text:style-name="Heading_20_3_unnumbered" text:outline-level="3" text:is-list-header="true">
<text:bookmark-start text:name="OrgXref.orga083d38"/>
<text:bookmark text:name="orga083d38"/>What are Repositories?
<text:bookmark-end text:name="OrgXref.orga083d38"/></text:h>
      <text:p text:style-name="Text_20_body">A repository or repo for short is a central storage location where
your distribution maintainer keeps list of commonly used software
packages. 
</text:p>
      <text:p text:style-name="Text_20_body">Repos for short) are basically a place where verified packages are
stored for easy retrieval and installation. 
</text:p>
      <text:p text:style-name="Text_20_body">They can be online like the YUM repository or they can be on a local
folder or a DVD where you have a special collection of software that
you need.
</text:p>
      <text:p text:style-name="Text_20_body">Several repositories are available from which you can download and install these packages. 
</text:p>
      <text:p text:style-name="Text_20_body">There are 2 types of repos:
</text:p>
      <text:list text:style-name="OrgBulletedList" text:continue-numbering="false">
        <text:list-item>
          <text:p text:style-name="Text_20_body">Official repos of your particular distro - maintained by the distribution owner or maintainer. For instance, Canonical maintains the repos for Ubuntu. Redhat for rhel
</text:p>
        </text:list-item>
        <text:list-item>
          <text:p text:style-name="Text_20_body">3rd party repos - maintained by individual software owners. For instance, Docker maintains it's own repos to distribute docker software, so does Ansible.
</text:p>
        </text:list-item>
      </text:list>
      <text:p text:style-name="Text_20_body">How does my linux os know where to download packages from?
</text:p>
      <text:p text:style-name="Text_20_body">Each distribution has the list of repositories - the locations from where to fetch the packages.
The information is stored in <text:span text:style-name="Emphasis">etc</text:span> folder.
</text:p>
      <text:p text:style-name="Text_20_body">In Debian based OS the repos/sources are listed in
<text:span text:style-name="OrgCode">/etc/apt/sources.list</text:span> and additional repos are found under various
files in the directory <text:span text:style-name="OrgCode">/etc/apt/sources.list.d</text:span>.
</text:p>
      <text:p text:style-name="Text_20_body">In RedHat based OS the repos are found under the directory <text:span text:style-name="OrgCode">/etc/yum</text:span>
</text:p>
      <text:h text:style-name="Heading_20_2_unnumbered" text:outline-level="2" text:is-list-header="true">
<text:bookmark-start text:name="OrgXref.org011a184"/>
<text:bookmark text:name="org011a184"/>Debian Package Management.
<text:bookmark-end text:name="OrgXref.org011a184"/></text:h>
      <text:h text:style-name="Heading_20_3_unnumbered" text:outline-level="3" text:is-list-header="true">
<text:bookmark-start text:name="OrgXref.orga8e10ac"/>
<text:bookmark text:name="orga8e10ac"/>APT
<text:bookmark-end text:name="OrgXref.orga8e10ac"/></text:h>
      <text:p text:style-name="Text_20_body">Advanced Packaging Tool is the default Pakcage Manager in the Debian
Family of distributions. APT simplifies the installation of packages
by automating the downloading and installation of a software package.
</text:p>
      <text:p text:style-name="Text_20_body"><text:span text:style-name="Underline">Common APT Commands</text:span>: 
</text:p>
      <text:list text:style-name="OrgBulletedList" text:continue-numbering="false">
        <text:list-item>
          <text:p text:style-name="Text_20_body">
<text:bookmark-start text:name="OrgXref.org88488fa"/>
<text:bookmark text:name="org88488fa"/>Synchronize the indexes with your distribution. In other words update the metadata of all the packages in the repositories.
<text:bookmark-end text:name="OrgXref.org88488fa"/></text:p>
          <text:p text:style-name="OrgSrcBlockLastLine">sudo<text:s/>apt-get<text:s/>update</text:p>
        </text:list-item>
        <text:list-item>
          <text:p text:style-name="Text_20_body">
<text:bookmark-start text:name="OrgXref.orgcbc10f0"/>
<text:bookmark text:name="orgcbc10f0"/>Upgrade all the installed packages
<text:bookmark-end text:name="OrgXref.orgcbc10f0"/></text:p>
          <text:p text:style-name="OrgSrcBlockLastLine">sudo<text:s/>apt-get<text:s/>upgrade</text:p>
        </text:list-item>
        <text:list-item>
          <text:p text:style-name="Text_20_body">
<text:bookmark-start text:name="OrgXref.org1e650ba"/>
<text:bookmark text:name="org1e650ba"/>Install a Package
<text:bookmark-end text:name="OrgXref.org1e650ba"/></text:p>
          <text:p text:style-name="OrgSrcBlockLastLine">sudo<text:s/>apt-get<text:s/>install<text:s/>&lt;packageName&gt;</text:p>
          <text:p text:style-name="Text_20_body">Example: Install git 
</text:p>
          <text:p text:style-name="OrgSrcBlockLastLine">sudo<text:s/>apt-get<text:s/>install<text:s/>git</text:p>
        </text:list-item>
        <text:list-item>
          <text:p text:style-name="Text_20_body">
<text:bookmark-start text:name="OrgXref.org3b12a8e"/>
<text:bookmark text:name="org3b12a8e"/>Remove/Uninstall a package
<text:bookmark-end text:name="OrgXref.org3b12a8e"/></text:p>
          <text:p text:style-name="OrgSrcBlockLastLine">sudo<text:s/>apt-get<text:s/>remove<text:s/>&lt;packageName&gt;</text:p>
          <text:p text:style-name="Text_20_body">Example: Uninstall git 
</text:p>
          <text:p text:style-name="OrgSrcBlockLastLine">sudo<text:s/>apt-get<text:s/>remove<text:s/>git</text:p>
        </text:list-item>
        <text:list-item>
          <text:p text:style-name="Text_20_body">
<text:bookmark-start text:name="OrgXref.org8169663"/>
<text:bookmark text:name="org8169663"/>Search for packages in the existing repos. This is useful when you're not aware of the exact name of the package.
<text:bookmark-end text:name="OrgXref.org8169663"/></text:p>
          <text:p text:style-name="OrgFixedWidthBlockLastLine">sudo apt-cache search &lt;searchstring&gt;</text:p>
          <text:p text:style-name="Text_20_body">Example: To search for the existing packages for <text:span text:style-name="OrgCode">openjdk</text:span>.
</text:p>
          <text:p text:style-name="OrgFixedWidthBlockLastLine">sudo apt-cache search openjdk</text:p>
          <text:p text:style-name="Text_20_body">The result looks like the below
</text:p>
          <text:p text:style-name="OrgFixedWidthBlock">crypto-policies - unify the crypto policies used by different applications and libraries</text:p>
          <text:p text:style-name="OrgFixedWidthBlock">libeclipse-collections-java - Eclipse Collections - comprehensive collections library for Java</text:p>
          <text:p text:style-name="OrgFixedWidthBlock">libhsdis0-fcml - HotSpot disassembler plugin using FCML</text:p>
          <text:p text:style-name="OrgFixedWidthBlock">default-jdk - Standard Java or Java compatible Development Kit</text:p>
          <text:p text:style-name="OrgFixedWidthBlock">default-jdk-doc - Standard Java or Java compatible Development Kit (documentation)</text:p>
          <text:p text:style-name="OrgFixedWidthBlock">default-jdk-headless - Standard Java or Java compatible Development Kit (headless)</text:p>
          <text:p text:style-name="OrgFixedWidthBlock">default-jre - Standard Java or Java compatible Runtime</text:p>
          <text:p text:style-name="OrgFixedWidthBlock">default-jre-headless - Standard Java or Java compatible Runtime (headless)</text:p>
          <text:p text:style-name="OrgFixedWidthBlock">libjax-maven-plugin - Using the xjc goal with OpenJDK 11+</text:p>
          <text:p text:style-name="OrgFixedWidthBlock">jtreg - Regression Test Harness for the OpenJDK platform</text:p>
          <text:p text:style-name="OrgFixedWidthBlock">libreoffice - office productivity suite (metapackage)</text:p>
          <text:p text:style-name="OrgFixedWidthBlock">openjdk-11-dbg - Java runtime based on OpenJDK (debugging symbols)</text:p>
          <text:p text:style-name="OrgFixedWidthBlock">openjdk-11-demo - Java runtime based on OpenJDK (demos and examples)</text:p>
          <text:p text:style-name="OrgFixedWidthBlock">openjdk-11-doc - OpenJDK Development Kit (JDK) documentation</text:p>
          <text:p text:style-name="OrgFixedWidthBlock">openjdk-11-jdk - OpenJDK Development Kit (JDK)</text:p>
          <text:p text:style-name="OrgFixedWidthBlock">openjdk-11-jdk-headless - OpenJDK Development Kit (JDK) (headless)</text:p>
          <text:p text:style-name="OrgFixedWidthBlock">openjdk-11-jre - OpenJDK Java runtime, using Hotspot JIT</text:p>
          <text:p text:style-name="OrgFixedWidthBlock">openjdk-11-jre-headless - OpenJDK Java runtime, using Hotspot JIT (headless)</text:p>
          <text:p text:style-name="OrgFixedWidthBlock">openjdk-11-jre-zero - Alternative JVM for OpenJDK, using Zero</text:p>
          <text:p text:style-name="OrgFixedWidthBlock">openjdk-11-source - OpenJDK Development Kit (JDK) source files</text:p>
          <text:p text:style-name="OrgFixedWidthBlockLastLine">openjdk-11-jre-dcevm - Alternative VM for OpenJDK 11 with enhanced class redefinition</text:p>
        </text:list-item>
        <text:list-item>
          <text:p text:style-name="Text_20_body">
<text:bookmark-start text:name="OrgXref.orgacf5b3f"/>
<text:bookmark text:name="orgacf5b3f"/>Remove package and all it's configuration (Clean Uninstall)
<text:bookmark-end text:name="OrgXref.orgacf5b3f"/></text:p>
          <text:p text:style-name="OrgSrcBlockLastLine">sudo<text:s/>apt-get<text:s/>purge<text:s/>&lt;packageName&gt;</text:p>
        </text:list-item>
        <text:list-item>
          <text:p text:style-name="Text_20_body">
<text:bookmark-start text:name="OrgXref.org07abef0"/>
<text:bookmark text:name="org07abef0"/>Remove dependencies or packages that are no longer needed.
<text:bookmark-end text:name="OrgXref.org07abef0"/></text:p>
          <text:p text:style-name="OrgSrcBlockLastLine">sudo<text:s/>apt-get<text:s/>auto-remove</text:p>
          <text:p text:style-name="Text_20_body">You could replace <text:span text:style-name="OrgCode">apt-get</text:span> with <text:span text:style-name="OrgCode">apt</text:span> in all the above commands and it works the same way. <text:span text:style-name="OrgCode">apt</text:span> may not work on older versions.
</text:p>
        </text:list-item>
      </text:list>
      <text:h text:style-name="Heading_20_3_unnumbered" text:outline-level="3" text:is-list-header="true">
<text:bookmark-start text:name="OrgXref.org4bf6673"/>
<text:bookmark text:name="org4bf6673"/>dpkg
<text:bookmark-end text:name="OrgXref.org4bf6673"/></text:h>
      <text:p text:style-name="Text_20_body"><text:span text:style-name="OrgCode">dpkg</text:span> is low-level utility that is used to install debian binaries (<text:span text:style-name="OrgCode">.deb</text:span>).
It has many advanced functions.
</text:p>
      <text:list text:style-name="OrgBulletedList" text:continue-numbering="false">
        <text:list-item>
          <text:p text:style-name="Text_20_body">
<text:bookmark-start text:name="OrgXref.org8e8f040"/>
<text:bookmark text:name="org8e8f040"/>Lists the packages installed on the current system.
<text:bookmark-end text:name="OrgXref.org8e8f040"/></text:p>
          <text:p text:style-name="OrgSrcBlockLastLine">sudo<text:s/>dpkg<text:s/>--list</text:p>
          <text:p text:style-name="Text_20_body">Get the list of installed packages
</text:p>
          <text:p text:style-name="OrgSrcBlockLastLine">sudo<text:s/>dpkg<text:s/>--get-selections</text:p>
          <text:p text:style-name="Text_20_body">If a package is not available through the repositories, the binary can be downloaded and installed using dpkg command
The binaries for the  Debian packages <text:span text:style-name="OrgCode">.deb</text:span> extension
</text:p>
          <text:p text:style-name="OrgSrcBlockLastLine">sudo<text:s/>dpkg<text:s/>-i<text:s/>&lt;package&gt;</text:p>
          <text:p text:style-name="Text_20_body">Example: 
</text:p>
          <text:p text:style-name="Text_20_body">To install <text:span text:style-name="OrgCode">openjdk-17-jdk-headless</text:span> on Debian Family of Operating systems:
</text:p>
          <text:p text:style-name="Text_20_body">Download the debian binary file from <text:a xlink:type="simple" xlink:href="http://ftp.us.debian.org/debian/pool/main/o/openjdk-17/openjdk-17-jdk-headless_17~19-1_amd64.deb">here</text:a>.
</text:p>
          <text:p text:style-name="Text_20_body">Once the <text:span text:style-name="OrgCode">openjdk-17-jdk-headless_17~19-1_amd64.deb</text:span> file is downloaded, run the below command
</text:p>
          <text:p text:style-name="OrgSrcBlockLastLine">sudo<text:s/>dpkg<text:s/>-i<text:s/>openjdk-17-jdk-headless_17~19-1_amd64.deb</text:p>
          <text:p text:style-name="Text_20_body">Note: Packages installed directly by downloading are not automatically
updated with <text:span text:style-name="OrgCode">apt-upgrade</text:span> as it's not tracked by <text:span text:style-name="OrgCode">apt</text:span>. Only in
exceptional cases, softwares are installed directly. General practice
is to install packages with <text:span text:style-name="OrgCode">apt-get</text:span>.
</text:p>
        </text:list-item>
      </text:list>
      <text:h text:style-name="Heading_20_2_unnumbered" text:outline-level="2" text:is-list-header="true">
<text:bookmark-start text:name="OrgXref.org1ccc546"/>
<text:bookmark text:name="org1ccc546"/>Redhat Package Management
<text:bookmark-end text:name="OrgXref.org1ccc546"/></text:h>
      <text:p text:style-name="Text_20_body">Redhat family of operating systems uses rpm as the backend and yum as the frontend for package manangent.
</text:p>
      <text:p text:style-name="Text_20_body">Installing a package:
</text:p>
      <text:list text:style-name="OrgBulletedList" text:continue-numbering="false">
        <text:list-item>
          <text:p text:style-name="Text_20_body">rpm - Redhat Package Manager
</text:p>
        </text:list-item>
        <text:list-item>
          <text:p text:style-name="Text_20_body">yum - Yellowdog Update Manager.
</text:p>
        </text:list-item>
      </text:list>
      <text:p text:style-name="Text_20_body"><text:span text:style-name="Underline">Common yum Commands</text:span>: 
</text:p>
      <text:p text:style-name="Text_20_body">Update all the packages to the latest version.
</text:p>
      <text:p text:style-name="OrgSrcBlockLastLine">sudo<text:s/>yum<text:s/>update</text:p>
      <text:p text:style-name="OrgSrcBlockLastLine">sudo<text:s/>yum<text:s/>upgrade</text:p>
      <text:p text:style-name="Text_20_body"><text:span text:style-name="OrgCode">yum update</text:span> and <text:span text:style-name="OrgCode">yum upgrade</text:span> do the same thing but with <text:span text:style-name="OrgCode">yum upgrade</text:span> all the unwanted packages would be deleted once the packages are upgraded.
</text:p>
      <text:p text:style-name="Text_20_body">Note:  <text:span text:style-name="OrgCode">yum update</text:span> is different from  <text:span text:style-name="OrgCode">apt-get update</text:span>. <text:span text:style-name="OrgCode">yum update</text:span> is almost equivalent to <text:span text:style-name="OrgCode">apt-get upgrade</text:span>.
</text:p>
      <text:p text:style-name="Text_20_body">Install a Package
</text:p>
      <text:p text:style-name="OrgSrcBlockLastLine">sudo<text:s/>yum<text:s/>install<text:s/>&lt;packageName&gt;</text:p>
      <text:p text:style-name="Text_20_body">Example: Install git 
</text:p>
      <text:p text:style-name="OrgSrcBlockLastLine">sudo<text:s/>yum<text:s/>install<text:s/>git</text:p>
      <text:p text:style-name="Text_20_body">Remove/Uninstall a package
</text:p>
      <text:p text:style-name="OrgSrcBlockLastLine">sudo<text:s/>yum<text:s/>remove<text:s/>&lt;packageName&gt;</text:p>
      <text:p text:style-name="Text_20_body">Example: Uninstall git 
</text:p>
      <text:p text:style-name="OrgSrcBlockLastLine">sudo<text:s/>yum<text:s/>remove<text:s/>git</text:p>
      <text:h text:style-name="Heading_20_3_unnumbered" text:outline-level="3" text:is-list-header="true">
<text:bookmark-start text:name="OrgXref.org5622c67"/>
<text:bookmark text:name="org5622c67"/>rpm - RedHat Pakckage Manager
<text:bookmark-end text:name="OrgXref.org5622c67"/></text:h>
      <text:p text:style-name="Text_20_body"><text:span text:style-name="OrgCode">rpm</text:span> is the low level utility to manage packages in Redhat operating systems (Centos, Amazon Linux, Oracle Linux, Fedora, RHEL etc)
</text:p>
      <text:p text:style-name="Text_20_body">Lists all the installed packages
</text:p>
      <text:p text:style-name="OrgSrcBlockLastLine">sudo<text:s/>rpm<text:s/>-qa</text:p>
      <text:p text:style-name="Text_20_body">Gives details about a package
</text:p>
      <text:p text:style-name="OrgSrcBlockLastLine">sudo<text:s/>rpm<text:s/>-q<text:s/>&lt;packagename&gt;</text:p>
      <text:p text:style-name="Text_20_body">When a package is not available through the existing repositories, the binary file can be downloaded from the Internet and installed with <text:span text:style-name="OrgCode">rpm</text:span> command
</text:p>
      <text:p text:style-name="Text_20_body">Redhat packages typically have the extension of <text:span text:style-name="OrgCode">.rpm</text:span>
</text:p>
      <text:p text:style-name="OrgSrcBlockLastLine">sudo<text:s/>rpm<text:s/>-i<text:s/>&lt;packagename&gt;</text:p>
      <text:p text:style-name="Text_20_body">Example:
</text:p>
      <text:p text:style-name="Text_20_body">To install java openjdk on Redhat family of Operating Systems:
</text:p>
      <text:p text:style-name="Text_20_body">Download the rpm from <text:a xlink:type="simple" xlink:href="http://mirror.centos.org/centos/7/os/x86_64/Packages/java-1.8.0-openjdk-1.8.0.262.b10-1.el7.x86_64.rpm">here</text:a> using <text:span text:style-name="OrgCode">curl</text:span> or <text:span text:style-name="OrgCode">wget</text:span>.
</text:p>
      <text:p text:style-name="Text_20_body">Once the <text:span text:style-name="OrgCode">java-1.8.0-openjdk-1.8.0.262.b10-1.el7.x86_64.rpm</text:span> file is downloaded, then run the below command
</text:p>
      <text:p text:style-name="OrgSrcBlockLastLine">sudo<text:s/>rpm<text:s/>-i<text:s/>java-1.8.0-openjdk-1.8.0.262.b10-1.el7.x86_64.rpm</text:p>
      <text:p text:style-name="Text_20_body">Note: Packages installed directly by downloading are not automatically
updated with <text:span text:style-name="OrgCode">yum update</text:span> or <text:span text:style-name="OrgCode">yum upgrade</text:span> as it's not tracked by
<text:span text:style-name="OrgCode">yum</text:span>.Only in exception cases, softwares are installed directly.
</text:p>
      <text:h text:style-name="Heading_20_2_unnumbered" text:outline-level="2" text:is-list-header="true">
<text:bookmark-start text:name="OrgXref.orgb675303"/>
<text:bookmark text:name="orgb675303"/>Conclusion
<text:bookmark-end text:name="OrgXref.orgb675303"/></text:h>
      <text:p text:style-name="Text_20_body">There are different package managers adopted by serveral Linux distributions or Operating systems. 
Ubuntu, like all Debian based systems, use <text:span text:style-name="OrgCode">apt-get</text:span> or <text:span text:style-name="OrgCode">apt</text:span> to install packages and <text:span text:style-name="OrgCode">dpkg</text:span> is the low end 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00000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Kiran</dc:creator>
    <meta:initial-creator>Kiran</meta:initial-creator>
    <dc:date>2021-12-08T00:15:34</dc:date>
    <meta:creation-date>2021-12-08T00:15:34</meta:creation-date>
    <meta:generator>Emacs 27.1 (Org mode 9.3)</meta:generator>
    <meta:keyword/>
    <dc:subject/>
    <dc:title>Linux Package Management</dc:title>
  </office:meta>
</office:document-meta>
</file>